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Riscos relacionados com aplicações</text:p>
      <text:p text:style-name="Standard"/>
      <text:p text:style-name="Standard">Em 2017, o Brasil era tido como o terceiro país que mais sofria ataques mobile , por meio de aplicativos maliciosos, trojans bancários e programas espiões. Recentemente, o Lotoor, um malware utilizado em ataques no mundo, foi descoberto. Trata-se de uma aplicação maliciosa, que acomete principalmente dispositivos Android e que se passa por aplicativos reais em lojas de terceiros. Após instalado, passa a exibir anúncios e podem até obter informações de segurança do celular em que está instalado.</text:p>
      <text:p text:style-name="Standard">Vamos Praticar</text:p>
      <text:p text:style-name="Standard"/>
      <text:p text:style-name="Standard">Diante dessa informação, elabore um texto dissertativo e identifique quais os principais tipos de ataques referentes a aplicações web e mobile, cite quais as medidas que poderiam ser tomadas para evitar essas ameaças. Ao final, disponibilize seu trabalho no fórum da seção.</text:p>
      <text:p text:style-name="Standard">Referências</text:p>
      <text:p text:style-name="Standard"/>
      <text:p text:style-name="Standard">3 PRINCIPAIS malwares que rondaram dispositivos móveis em abril. Disponível em: https://www.future.com.br/3-principais-malwares-que-rondaram-dispositivos-moveis-em-abril . Acesso em: 20 dez. 2019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9:28:57.235074474</meta:creation-date>
    <dc:date>2022-04-19T19:41:24.869947412</dc:date>
    <meta:editing-duration>PT12M26S</meta:editing-duration>
    <meta:editing-cycles>5</meta:editing-cycles>
    <meta:generator>LibreOffice/7.2.6.2$Linux_X86_64 LibreOffice_project/20$Build-2</meta:generator>
    <meta:document-statistic meta:table-count="0" meta:image-count="0" meta:object-count="0" meta:page-count="1" meta:paragraph-count="6" meta:word-count="145" meta:character-count="1027" meta:non-whitespace-character-count="888"/>
  </office:meta>
</office:document-meta>
</file>